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3e53" officeooo:paragraph-rsid="002d304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04ffc" officeooo:paragraph-rsid="00104ff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50a1b" officeooo:paragraph-rsid="00150a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31b8d8" officeooo:paragraph-rsid="0031b8d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ce800" officeooo:paragraph-rsid="001ce8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ce800" officeooo:paragraph-rsid="001ce80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eace1" officeooo:paragraph-rsid="001eace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Trebuchet MS" fo:font-size="12pt" fo:font-weight="bold" officeooo:rsid="00150a1b" officeooo:paragraph-rsid="00150a1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rebuchet MS" officeooo:rsid="0020c10c" officeooo:paragraph-rsid="0020c10c"/>
    </style:style>
    <style:style style:name="P11" style:family="paragraph" style:parent-style-name="Standard">
      <style:text-properties style:font-name="Trebuchet MS" officeooo:rsid="0020c10c" officeooo:paragraph-rsid="0023af0a"/>
    </style:style>
    <style:style style:name="P12" style:family="paragraph" style:parent-style-name="Standard">
      <style:text-properties style:font-name="Trebuchet MS" officeooo:rsid="0020c10c" officeooo:paragraph-rsid="002f7eff"/>
    </style:style>
    <style:style style:name="P13" style:family="paragraph" style:parent-style-name="Standard">
      <style:text-properties style:font-name="Trebuchet MS" officeooo:rsid="0023af0a" officeooo:paragraph-rsid="0023af0a"/>
    </style:style>
    <style:style style:name="P14" style:family="paragraph" style:parent-style-name="Standard">
      <style:text-properties style:font-name="Trebuchet MS" officeooo:rsid="00245aa7" officeooo:paragraph-rsid="00245aa7"/>
    </style:style>
    <style:style style:name="P15" style:family="paragraph" style:parent-style-name="Standard">
      <style:paragraph-properties fo:text-align="start" style:justify-single-word="false"/>
      <style:text-properties style:font-name="Trebuchet MS" officeooo:rsid="00123e53" officeooo:paragraph-rsid="002d3042"/>
    </style:style>
    <style:style style:name="P16" style:family="paragraph" style:parent-style-name="Standard">
      <style:text-properties style:font-name="Trebuchet MS" fo:font-weight="bold" officeooo:rsid="0020c10c" officeooo:paragraph-rsid="0020c10c" style:font-weight-asian="bold" style:font-weight-complex="bold"/>
    </style:style>
    <style:style style:name="P17" style:family="paragraph" style:parent-style-name="Standard">
      <style:text-properties style:font-name="Trebuchet MS" fo:font-weight="bold" officeooo:rsid="002f7eff" officeooo:paragraph-rsid="002f7ef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rebuchet MS" fo:font-size="11pt" fo:font-style="italic" officeooo:rsid="00123e53" officeooo:paragraph-rsid="002d3042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Trebuchet MS" fo:font-weight="normal" officeooo:rsid="002f7eff" officeooo:paragraph-rsid="002f7eff" style:font-weight-asian="normal" style:font-weight-complex="normal"/>
    </style:style>
    <style:style style:name="P20" style:family="paragraph" style:parent-style-name="Standard">
      <style:text-properties style:font-name="Trebuchet MS" style:text-underline-style="solid" style:text-underline-width="auto" style:text-underline-color="font-color" fo:font-weight="bold" officeooo:rsid="002f7eff" officeooo:paragraph-rsid="002f7eff" style:font-weight-asian="bold" style:font-weight-complex="bold"/>
    </style:style>
    <style:style style:name="P21" style:family="paragraph" style:parent-style-name="Standard">
      <style:text-properties style:font-name="Trebuchet MS" style:text-underline-style="solid" style:text-underline-width="auto" style:text-underline-color="font-color" officeooo:rsid="00245aa7" officeooo:paragraph-rsid="00245aa7"/>
    </style:style>
    <style:style style:name="P22" style:family="paragraph" style:parent-style-name="Standard">
      <style:text-properties style:font-name="Trebuchet MS" officeooo:rsid="002f7eff" officeooo:paragraph-rsid="002f7eff"/>
    </style:style>
    <style:style style:name="P23" style:family="paragraph" style:parent-style-name="Standard">
      <style:paragraph-properties fo:text-align="start" style:justify-single-word="false"/>
      <style:text-properties style:font-name="Lucida Console" fo:font-size="11pt" fo:font-weight="normal" officeooo:rsid="00123e53" officeooo:paragraph-rsid="002d3042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fo:font-size="11pt" officeooo:rsid="00123e53" officeooo:paragraph-rsid="002d3042" style:font-size-asian="11pt" style:font-size-complex="11pt"/>
    </style:style>
    <style:style style:name="P25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Heading">
      <style:paragraph-properties fo:text-align="end" style:justify-single-word="false"/>
      <style:text-properties fo:font-size="12pt" officeooo:rsid="002937ed" officeooo:paragraph-rsid="002937ed" style:font-size-asian="12pt" style:font-size-complex="12pt"/>
    </style:style>
    <style:style style:name="P27" style:family="paragraph" style:parent-style-name="Heading">
      <style:paragraph-properties fo:text-align="end" style:justify-single-word="false"/>
      <style:text-properties officeooo:paragraph-rsid="002937ed"/>
    </style:style>
    <style:style style:name="P28" style:family="paragraph" style:parent-style-name="Text_20_body">
      <style:text-properties style:font-name="Trebuchet MS"/>
    </style:style>
    <style:style style:name="P29" style:family="paragraph" style:parent-style-name="Subtitle">
      <style:text-properties style:font-name="Trebuchet MS"/>
    </style:style>
    <style:style style:name="P30" style:family="paragraph" style:parent-style-name="Title">
      <style:text-properties style:font-name="Trebuchet MS"/>
    </style:style>
    <style:style style:name="P31" style:family="paragraph" style:parent-style-name="Heading_20_1">
      <style:text-properties fo:font-size="14pt" officeooo:rsid="002f7eff" officeooo:paragraph-rsid="002f7eff" style:font-size-asian="14pt" style:font-size-complex="14pt"/>
    </style:style>
    <style:style style:name="P32" style:family="paragraph" style:parent-style-name="Heading_20_1">
      <style:text-properties fo:font-size="14pt" officeooo:paragraph-rsid="002937ed" style:font-size-asian="14pt" style:font-size-complex="14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2937ed"/>
    </style:style>
    <style:style style:name="P3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6" style:family="paragraph" style:parent-style-name="Heading_20_1">
      <style:paragraph-properties fo:break-before="page"/>
      <style:text-properties fo:font-size="18pt" officeooo:paragraph-rsid="002d3042" style:font-size-asian="18pt" style:font-size-complex="18pt"/>
    </style:style>
    <style:style style:name="P37" style:family="paragraph" style:parent-style-name="Heading_20_3">
      <style:text-properties officeooo:paragraph-rsid="003283da"/>
    </style:style>
    <style:style style:name="P38" style:family="paragraph" style:parent-style-name="Standard" style:list-style-name="L1">
      <style:text-properties style:font-name="Trebuchet MS" officeooo:rsid="0023af0a" officeooo:paragraph-rsid="0023af0a"/>
    </style:style>
    <style:style style:name="P39" style:family="paragraph" style:parent-style-name="Standard" style:list-style-name="L2">
      <style:text-properties style:font-name="Trebuchet MS" style:text-underline-style="solid" style:text-underline-width="auto" style:text-underline-color="font-color" officeooo:rsid="00245aa7" officeooo:paragraph-rsid="00245aa7"/>
    </style:style>
    <style:style style:name="P40" style:family="paragraph" style:parent-style-name="Standard" style:list-style-name="">
      <style:paragraph-properties fo:text-align="start" style:justify-single-word="false"/>
      <style:text-properties style:font-name="Trebuchet MS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41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04ffc" officeooo:paragraph-rsid="003283da" style:font-size-asian="12pt" style:font-size-complex="12pt"/>
    </style:style>
    <style:style style:name="P43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officeooo:rsid="003283da" officeooo:paragraph-rsid="003283da" style:font-size-asian="12pt" style:font-size-complex="12pt"/>
    </style:style>
    <style:style style:name="P44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2d3042" officeooo:paragraph-rsid="002d3042" style:font-size-asian="12pt" style:font-weight-asian="bold" style:font-size-complex="12pt" style:font-weight-complex="bold"/>
    </style:style>
    <style:style style:name="P45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12869f" officeooo:paragraph-rsid="002d3042" style:font-size-asian="12pt" style:font-weight-asian="bold" style:font-size-complex="12pt" style:font-weight-complex="bold"/>
    </style:style>
    <style:style style:name="P46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normal" officeooo:rsid="002d3042" officeooo:paragraph-rsid="002d3042" style:font-size-asian="12pt" style:font-weight-asian="normal" style:font-size-complex="12pt" style:font-weight-complex="normal"/>
    </style:style>
    <style:style style:name="P47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2pt" fo:font-weight="normal" officeooo:rsid="0012869f" officeooo:paragraph-rsid="002d3042" style:font-size-asian="12pt" style:font-weight-asian="normal" style:font-size-complex="12pt" style:font-weight-complex="normal"/>
    </style:style>
    <style:style style:name="P48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49" style:family="paragraph" style:parent-style-name="Standard" style:list-style-name="">
      <style:paragraph-properties fo:text-align="start" style:justify-single-word="false"/>
      <style:text-properties style:font-name="Lucida Console" fo:font-size="11pt" fo:font-weight="normal" officeooo:rsid="00123e53" officeooo:paragraph-rsid="002d3042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break-before="page"/>
      <style:text-properties fo:font-size="18pt" officeooo:paragraph-rsid="003283da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2f7eff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style:use-window-font-color="true" fo:font-size="12pt" officeooo:rsid="00150a1b" style:font-size-asian="12pt" style:font-size-complex="12pt"/>
    </style:style>
    <style:style style:name="T6" style:family="text">
      <style:text-properties style:use-window-font-color="true" fo:font-size="12pt" officeooo:rsid="0012869f" style:font-size-asian="12pt" style:font-size-complex="12pt"/>
    </style:style>
    <style:style style:name="T7" style:family="text">
      <style:text-properties style:use-window-font-color="true" fo:font-size="12pt" officeooo:rsid="002e4540" style:font-size-asian="12pt" style:font-size-complex="12pt"/>
    </style:style>
    <style:style style:name="T8" style:family="text">
      <style:text-properties style:use-window-font-color="true" fo:font-size="12pt" officeooo:rsid="002eddc5" style:font-size-asian="12pt" style:font-size-complex="12pt"/>
    </style:style>
    <style:style style:name="T9" style:family="text">
      <style:text-properties style:use-window-font-color="true" officeooo:rsid="00150a1b"/>
    </style:style>
    <style:style style:name="T10" style:family="text">
      <style:text-properties style:use-window-font-color="true" officeooo:rsid="002abc47"/>
    </style:style>
    <style:style style:name="T11" style:family="text">
      <style:text-properties style:use-window-font-color="true" style:font-name="Lucida Console" fo:font-size="11pt" style:font-size-asian="11pt" style:font-size-complex="11pt"/>
    </style:style>
    <style:style style:name="T12" style:family="text">
      <style:text-properties style:use-window-font-color="true" officeooo:rsid="0012869f"/>
    </style:style>
    <style:style style:name="T13" style:family="text">
      <style:text-properties style:use-window-font-color="true" officeooo:rsid="00104ffc"/>
    </style:style>
    <style:style style:name="T14" style:family="text">
      <style:text-properties style:use-window-font-color="true" officeooo:rsid="002d3042"/>
    </style:style>
    <style:style style:name="T15" style:family="text">
      <style:text-properties style:use-window-font-color="true" officeooo:rsid="0030977f"/>
    </style:style>
    <style:style style:name="T16" style:family="text">
      <style:text-properties style:use-window-font-color="true" style:text-line-through-style="none" style:text-line-through-type="none" style:text-underline-style="none" officeooo:rsid="0030977f"/>
    </style:style>
    <style:style style:name="T17" style:family="text">
      <style:text-properties style:use-window-font-color="true" style:text-line-through-style="none" style:text-line-through-type="none" style:text-underline-style="none" officeooo:rsid="002d3042"/>
    </style:style>
    <style:style style:name="T18" style:family="text">
      <style:text-properties officeooo:rsid="00224ba8"/>
    </style:style>
    <style:style style:name="T19" style:family="text">
      <style:text-properties officeooo:rsid="0023af0a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2937ed" style:font-size-asian="12pt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f7eff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officeooo:rsid="002f7eff" style:font-weight-asian="normal" style:font-weight-complex="normal"/>
    </style:style>
    <style:style style:name="T26" style:family="text">
      <style:text-properties officeooo:rsid="0031b8d8"/>
    </style:style>
    <style:style style:name="T27" style:family="text">
      <style:text-properties style:font-name="Liberation Sans" fo:font-weight="bold" officeooo:rsid="0031b8d8" style:font-name-asian="Microsoft YaHei" style:font-weight-asian="bold" style:font-name-complex="Mangal" style:font-weight-complex="bold"/>
    </style:style>
    <style:style style:name="T28" style:family="text">
      <style:text-properties style:font-name="Liberation Sans" fo:font-weight="bold" officeooo:rsid="003283da" style:font-name-asian="Microsoft YaHei" style:font-weight-asian="bold" style:font-name-complex="Mangal" style:font-weight-complex="bold"/>
    </style:style>
    <style:style style:name="T29" style:family="text">
      <style:text-properties officeooo:rsid="003283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Title">Proyecto Compiladores e Interpretes</text:p>
      <text:p text:style-name="P28"/>
      <text:p text:style-name="Subtitle"/>
      <text:p text:style-name="Subtitle">Etapa <text:span text:style-name="T23">2</text:span></text:p>
      <text:p text:style-name="Subtitle">Analizador <text:span text:style-name="T23">Sintáctico</text:span>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Rodrigo Díaz Figueroa</text:p>
      <text:p text:style-name="P27"><text:span text:style-name="T20">LU 9740</text:span><text:span text:style-name="T21">0</text:span></text:p>
      <text:p text:style-name="P26"/>
      <text:h text:style-name="P34" text:outline-level="1">Clases utilizadas y decisiones de diseño</text:h>
      <text:h text:style-name="P31" text:outline-level="1">Cambios desde la última etapa:</text:h>
      <text:p text:style-name="P22">Se cambio el nombre a la Utilidades por Utl.</text:p>
      <text:p text:style-name="P22">Se agregaron las clases AnalizadorSintactico y SintacticException</text:p>
      <text:h text:style-name="P32" text:outline-level="1">Clases:</text:h>
      <text:p text:style-name="P16">AnalizadorLexico</text:p>
      <text:p text:style-name="P17">AnalizadorSintáctico</text:p>
      <text:p text:style-name="P16">Principal</text:p>
      <text:p text:style-name="P16">EntradaSalida</text:p>
      <text:p text:style-name="P16">Token</text:p>
      <text:p text:style-name="P16">Ut<text:span text:style-name="T23">l</text:span></text:p>
      <text:p text:style-name="P16">LexicoException</text:p>
      <text:p text:style-name="P17">SintacticException</text:p>
      <text:p text:style-name="P17"/>
      <text:p text:style-name="P20">Nuevas clases:</text:p>
      <text:p text:style-name="P16"/>
      <text:p text:style-name="P12"><text:span text:style-name="T2">AnalizadorSintáctico</text:span><text:span text:style-name="T22">:</text:span></text:p>
      <text:p text:style-name="P10">Se encarga de <text:span text:style-name="T23">analizar la sintaxis del archivo a través de los tokens que recibe del Analizador Léxico y de lanzar excepciones de tipo SintacticException.</text:span></text:p>
      <text:p text:style-name="P16"/>
      <text:p text:style-name="P10"><text:span text:style-name="T2">Utl</text:span><text:span text:style-name="T22">:</text:span></text:p>
      <text:p text:style-name="P19">Previamente: Utilidades.</text:p>
      <text:p text:style-name="P10">Esta clase es estática y en ella se encuentran las constantes de tipo entero que representan a los todos tipos de tokens y algunos <text:span text:style-name="T18">métodos</text:span> <text:span text:style-name="T18">estáticos</text:span> que utilizan otras clases.</text:p>
      <text:p text:style-name="P10"/>
      <text:p text:style-name="P12"><text:span text:style-name="T2">SintacticException</text:span><text:span text:style-name="T22">:</text:span></text:p>
      <text:p text:style-name="P12">Clase que hereda de Exception y es utilizada por <text:span text:style-name="T25">AnalizadorSintáctico</text:span> para lanzar excep<text:span text:style-name="T19">c</text:span>iones.</text:p>
      <text:p text:style-name="P11"/>
      <text:p text:style-name="P11"/>
      <text:h text:style-name="P33" text:outline-level="1">Decisiones de diseño:</text:h>
      <text:p text:style-name="P13"/>
      <text:list xml:id="list2877966270" text:style-name="L1">
        <text:list-item>
          <text:p text:style-name="P38"/>
        </text:list-item>
      </text:list>
      <text:p text:style-name="P13"/>
      <text:p text:style-name="P13"/>
      <text:h text:style-name="Heading_20_2" text:outline-level="2">Observaciones generales:</text:h>
      <text:p text:style-name="P14"/>
      <text:p text:style-name="P21"/>
      <text:p text:style-name="P13"/>
      <text:h text:style-name="P33" text:outline-level="1">Logros</text:h>
      <text:p text:style-name="P14"/>
      <text:p text:style-name="P14">Los logros que se intentan alcanzar en esta etapa son:</text:p>
      <text:p text:style-name="P14"/>
      <text:p text:style-name="P14"/>
      <text:list xml:id="list3622150235" text:style-name="L2">
        <text:list-item>
          <text:p text:style-name="P39"/>
        </text:list-item>
      </text:list>
      <text:p text:style-name="P13"/>
      <text:p text:style-name="P13"/>
      <text:p text:style-name="P13"/>
      <text:h text:style-name="P36" text:outline-level="1"><text:span text:style-name="T13">C</text:span><text:span text:style-name="T3">ompilación y Ejecución</text:span></text:h>
      <text:p text:style-name="P1"/>
      <text:p text:style-name="P15"><text:span text:style-name="T4">Para compilar el programa desde consola se </text:span><text:span text:style-name="T5">deberá</text:span><text:span text:style-name="T4"> ejecutar </text:span><text:span text:style-name="T5">el siguiente comando</text:span></text:p>
      <text:p text:style-name="P1"/>
      <text:p text:style-name="P23"><text:span text:style-name="T9">&gt;</text:span><text:span text:style-name="T3">javac Principal.java</text:span></text:p>
      <text:p text:style-name="P1"/>
      <text:p text:style-name="P18"><text:span text:style-name="T3">Observación: Si este comando no compila todas las clases </text:span><text:span text:style-name="T9">del programa</text:span><text:span text:style-name="T3"> se </text:span><text:span text:style-name="T9">deberá</text:span><text:span text:style-name="T3"> ejecutar entonces</text:span></text:p>
      <text:p text:style-name="P1"/>
      <text:p text:style-name="P23"><text:span text:style-name="T9">&gt;</text:span><text:span text:style-name="T3">javac Principal.java </text:span><text:span text:style-name="T15">AnalizadorSintactico.java</text:span><text:span text:style-name="T3"> AnalizadorLexico.java </text:span><text:span text:style-name="T15">Utl</text:span><text:span text:style-name="T3">.java Token.java EntradaSalida.java LexicoException.java </text:span><text:span text:style-name="T15">SintacticException.java</text:span></text:p>
      <text:p text:style-name="P1"/>
      <text:p text:style-name="P15"><text:span text:style-name="T4">Para la ejecución del programa desde consola se </text:span><text:span text:style-name="T5">deberá</text:span><text:span text:style-name="T4"> ejecutar</text:span></text:p>
      <text:p text:style-name="P1"/>
      <text:p text:style-name="P24"><text:span text:style-name="T10">&gt;</text:span><text:span text:style-name="T3">java Principal &lt;archivo fuente&gt;</text:span></text:p>
      <text:p text:style-name="P1"/>
      <text:p text:style-name="P15"><text:span text:style-name="T4">Donde </text:span><text:span text:style-name="T11">&lt;archivo fuente&gt;</text:span><text:span text:style-name="T4"> es el path absoluto o relativo dependiendo de donde se encuentra el archivo fuente </text:span><text:span text:style-name="T5">a analizar </text:span><text:span text:style-name="T4">en el equipo. </text:span></text:p>
      <text:p text:style-name="P2"/>
      <text:h text:style-name="P41" text:outline-level="1"/>
      <text:h text:style-name="P44" text:outline-level="1">Ejemplos:</text:h>
      <text:h text:style-name="P45" text:outline-level="1"/>
      <text:h text:style-name="P49" text:outline-level="1"><text:span text:style-name="T10">&gt;</text:span><text:span text:style-name="T12">java Principal </text:span><text:span text:style-name="T14">Test/Correctos/Test1.java</text:span></text:h>
      <text:h text:style-name="P47" text:outline-level="1"/>
      <text:h text:style-name="P40" text:outline-level="1"><text:span text:style-name="T6">E</text:span><text:span text:style-name="T4">l archivo Test1.java debe estar dentro del directorio Test/Correctos/ que se encuentra en el mismo directorio que los archivos </text:span><text:span text:style-name="T8">fuente</text:span></text:h>
      <text:h text:style-name="P46" text:outline-level="1"/>
      <text:h text:style-name="P49" text:outline-level="1"><text:span text:style-name="T10">&gt;</text:span><text:span text:style-name="T12">java Principal </text:span><text:span text:style-name="T16">C</text:span><text:a xlink:type="simple" xlink:href="file:///C:/Testing/Incorrectos/Test2.java" text:style-name="Internet_20_link" text:visited-style-name="Visited_20_Internet_20_Link"><text:span text:style-name="T17">:/Testing/Incorrectos/Test2.jav</text:span></text:a><text:span text:style-name="T16">a</text:span></text:h>
      <text:h text:style-name="P48" text:outline-level="1"/>
      <text:h text:style-name="P40" text:outline-level="1"><text:span text:style-name="T6">E</text:span><text:span text:style-name="T4">l archivo Test2.java debe estar dentro del directorio </text:span><text:span text:style-name="T7">que especifica el path absoluto</text:span></text:h>
      <text:p text:style-name="P50"><text:span text:style-name="T28">Gramática: Evolución</text:span>.</text:p>
      <text:p text:style-name="P42"/>
      <text:h text:style-name="P37" text:outline-level="3"><text:span text:style-name="T29">Paso 0: Eliminacion de simbolos BNF</text:span> </text:h>
      <text:p text:style-name="P42"/>
      <text:h text:style-name="P43" text:outline-level="1">Gramatica…</text:h>
      <text:h text:style-name="P43" text:outline-level="1"/>
      <text:h text:style-name="P37" text:outline-level="3"><text:span text:style-name="T29">Paso 1: Eliminacion de recursion izquierda</text:span></text:h>
      <text:p text:style-name="P42"/>
      <text:h text:style-name="P43" text:outline-level="1">Gramatica…</text:h>
      <text:h text:style-name="P43" text:outline-level="1"/>
      <text:h text:style-name="P37" text:outline-level="3"><text:span text:style-name="T29">Paso 2: Factorizacion</text:span></text:h>
      <text:p text:style-name="P42"/>
      <text:h text:style-name="P43" text:outline-level="1">Gramatica...</text:h>
      <text:h text:style-name="P35" text:outline-level="1">Errores <text:span text:style-name="T26">sintácticos</text:span> detectados.</text:h>
      <text:p text:style-name="P3"/>
      <text:h text:style-name="Heading_20_3" text:outline-level="3"><text:span text:style-name="T26">Tipo error</text:span>: </text:h>
      <text:p text:style-name="P3"/>
      <text:p text:style-name="P5">Explicacion error...</text:p>
      <text:h text:style-name="P33" text:outline-level="1">Testing</text:h>
      <text:p text:style-name="P4"/>
      <text:p text:style-name="P4">Para el testing del programa se utilizaron varios casos de prueba tanto correctos como incorrectos.</text:p>
      <text:p text:style-name="P4">A continuación se listaran los nombres de los archivos de test junto con una breve descripción de su propósito y resultados esperados.</text:p>
      <text:p text:style-name="P4"/>
      <text:h text:style-name="Heading_20_2" text:outline-level="2">Casos de test correctos:</text:h>
      <text:p text:style-name="P4"/>
      <text:p text:style-name="P9">Test1.java</text:p>
      <text:p text:style-name="P4"/>
      <text:p text:style-name="P4"><text:span text:style-name="T26">Explicacion..</text:span>.</text:p>
      <text:p text:style-name="P7"/>
      <text:h text:style-name="Heading_20_2" text:outline-level="2">Casos de test incorrectos:</text:h>
      <text:p text:style-name="P7"/>
      <text:p text:style-name="P6">Test1.java</text:p>
      <text:p text:style-name="P7"/>
      <text:p text:style-name="P8"><text:span text:style-name="T26">Explicacion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0:38:41.471000000</meta:creation-date>
    <dc:date>2018-09-18T12:59:00.053000000</dc:date>
    <meta:editing-duration>PT1H50M38S</meta:editing-duration>
    <meta:editing-cycles>21</meta:editing-cycles>
    <meta:generator>LibreOffice/6.0.0.3$Windows_X86_64 LibreOffice_project/64a0f66915f38c6217de274f0aa8e15618924765</meta:generator>
    <meta:document-statistic meta:table-count="0" meta:image-count="0" meta:object-count="0" meta:page-count="8" meta:paragraph-count="64" meta:word-count="336" meta:character-count="2460" meta:non-whitespace-character-count="2185"/>
  </office:meta>
</office:document-meta>
</file>